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70001215C0001F866DC5DB9D3.svm"/>
  <manifest:file-entry manifest:media-type="" manifest:full-path="Pictures/2000000700014DE400029122BBC3DE19.svm"/>
  <manifest:file-entry manifest:media-type="" manifest:full-path="Pictures/20000007000137A00000E70FB1F000F7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/>
    </style:style>
    <style:style style:name="gr1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3820 – Winter 2007</text:p>
      <text:p text:style-name="P1">Sample midterm</text:p>
      <text:p text:style-name="Standard"/>
      <text:p text:style-name="Standard"/>
      <text:p text:style-name="Standard"/>
      <text:p text:style-name="Standard"><draw:frame draw:style-name="fr1" draw:name="graphics1" text:anchor-type="paragraph" svg:x="0in" svg:y="0.7181in" svg:width="6.9252in" svg:height="5.1339in" draw:z-index="0"><draw:image xlink:href="Pictures/20000007000137A00000E70FB1F000F7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nd a function<draw:frame draw:style-name="fr2" draw:name="Object1" text:anchor-type="as-char" svg:width="1.1091in" svg:height="0.189in" draw:z-index="6"><draw:object xlink:href="./Object 1" xlink:type="simple" xlink:show="embed" xlink:actuate="onLoad"/><draw:image xlink:href="./ObjectReplacements/Object 1" xlink:type="simple" xlink:show="embed" xlink:actuate="onLoad"/></draw:frame>with exactly 3 fixed points, and draw its graph.</text:p>
      <text:p text:style-name="Standard"/>
      <text:p text:style-name="Standard"/>
      <text:p text:style-name="Standard">Find a function<draw:frame draw:style-name="fr2" draw:name="Object2" text:anchor-type="as-char" svg:width="1.1091in" svg:height="0.189in" draw:z-index="7"><draw:object xlink:href="./Object 2" xlink:type="simple" xlink:show="embed" xlink:actuate="onLoad"/><draw:image xlink:href="./ObjectReplacements/Object 2" xlink:type="simple" xlink:show="embed" xlink:actuate="onLoad"/></draw:frame>with no fixed points, and draw its graph.</text:p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928in" svg:y="-0.3472in" svg:width="5.0701in" svg:height="10in" draw:z-index="1"><draw:image xlink:href="Pictures/2000000700014DE400029122BBC3DE19.svm" xlink:type="simple" xlink:show="embed" xlink:actuate="onLoad"/></draw:frame><draw:rect text:anchor-type="paragraph" draw:z-index="4" draw:style-name="gr1" draw:text-style-name="P2" svg:width="0.1441in" svg:height="5.5642in" svg:x="5.9134in" svg:y="-0.4118in"><text:p/></draw:rect><draw:rect text:anchor-type="paragraph" draw:z-index="3" draw:style-name="gr1" draw:text-style-name="P2" svg:width="0.098in" svg:height="0.898in" svg:x="5.9591in" svg:y="5.1366in"><text:p/></draw:rect><draw:rect text:anchor-type="paragraph" draw:z-index="2" draw:style-name="gr1" draw:text-style-name="P2" svg:width="0.1213in" svg:height="3.6988in" svg:x="5.9362in" svg:y="6.0028in"><text:p/></draw:rect></text:p>
      <text:p text:style-name="Standard"><draw:frame draw:style-name="fr1" draw:name="graphics3" text:anchor-type="paragraph" svg:x="0.598in" svg:y="-0.3398in" svg:width="5.7299in" svg:height="10in" draw:z-index="5"><draw:image xlink:href="Pictures/200000070001215C0001F866DC5DB9D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ulien Arino</meta:initial-creator>
    <meta:creation-date>2007-03-05T00:42:29</meta:creation-date>
    <dc:creator>Julien Arino</dc:creator>
    <dc:date>2007-03-05T02:09:43</dc:date>
    <dc:language>en-US</dc:language>
    <meta:editing-cycles>8</meta:editing-cycles>
    <meta:editing-duration>PT1H14M3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2" meta:page-count="3" meta:paragraph-count="4" meta:word-count="29" meta:character-count="15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f</math:mi>
      <math:mi>:</math:mi>
      <math:mrow>
        <math:mo math:stretchy="false">[</math:mo>
        <math:mn>0,1</math:mn>
        <math:mo math:stretchy="false">]</math:mo>
      </math:mrow>
      <math:mo math:stretchy="false"></math:mo>
      <math:mrow>
        <math:mo math:stretchy="false">[</math:mo>
        <math:mn>0,1</math:mn>
        <math:mo math:stretchy="false">]</math:mo>
      </math:mrow>
    </math:mrow>
    <math:annotation math:encoding="StarMath 5.0">f:[0,1] rightarrow [0,1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f</math:mi>
      <math:mi>:</math:mi>
      <math:mrow>
        <math:mo math:stretchy="false">[</math:mo>
        <math:mn>0,1</math:mn>
        <math:mo math:stretchy="false">]</math:mo>
      </math:mrow>
      <math:mo math:stretchy="false"></math:mo>
      <math:mrow>
        <math:mo math:stretchy="false">[</math:mo>
        <math:mn>0,1</math:mn>
        <math:mo math:stretchy="false">]</math:mo>
      </math:mrow>
    </math:mrow>
    <math:annotation math:encoding="StarMath 5.0">f:[0,1] rightarrow [0,1]</math:annotation>
  </math:semantics>
</math:math>
</file>